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3"/>
    <style:style style:name="P5" style:family="paragraph" style:parent-style-name="Standard">
      <style:text-properties fo:font-size="7pt" style:font-size-asian="7pt" style:font-size-complex="7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agen:</text:p>
      <text:p text:style-name="P2">Angriff:</text:p>
      <text:p text:style-name="Standard">Wie frei ist das Anim Cancelling?</text:p>
      <text:p text:style-name="Standard">Snapping mit auto targeting?</text:p>
      <text:p text:style-name="P5">Wo treffe ich? (Macht die Spitze mehr schaden als der Rest des Schwerts?</text:p>
      <text:p text:style-name="Standard">Jeder Move soll eine bestimmte Funktion erfüllen ohne zu sehr mit anderen zu überlappen.</text:p>
      <text:p text:style-name="Standard">Simple vs complex combos: „schlag auf Treffer für Bonusschaden oder richtige <text:s/>Button/Schlagabfolge für besondere Combo</text:p>
      <text:p text:style-name="Standard"/>
      <text:p text:style-name="P2">Verteidigung:</text:p>
      <text:p text:style-name="P3">Blocken, Blockbreaker</text:p>
      <text:p text:style-name="P3">Parry! Counterangriffe</text:p>
      <text:p text:style-name="P3"/>
      <text:p text:style-name="P3"/>
      <text:p text:style-name="Standard"><text:span text:style-name="T1"/></text:p>
      <text:p text:style-name="Standard"><text:span text:style-name="T1">Licht Drops </text:span></text:p>
      <text:p text:style-name="Standard"/>
      <text:p text:style-name="Standard"><text:span text:style-name="T2">Player Skills</text:span></text:p>
      <text:list xml:id="list4560181018641861584" text:style-name="L1">
        <text:list-item>
          <text:p text:style-name="P1">close combat (doom + hyperlight drifter bringt einen aggressiven Spielstil durch Health Pickups und so wenn man Gegner im Nahkampf besiegt.</text:p>
        </text:list-item>
      </text:list>
      <text:p text:style-name="Standard">Standard</text:p>
      <text:list xml:id="list41297817" text:continue-numbering="true" text:style-name="L1">
        <text:list-item>
          <text:p text:style-name="P1">Klettern</text:p>
        </text:list-item>
        <text:list-item>
          <text:p text:style-name="P1">Ausweichen</text:p>
        </text:list-item>
        <text:list-item>
          <text:p text:style-name="P1">Parry</text:p>
        </text:list-item>
      </text:list>
      <text:p text:style-name="Standard"/>
      <text:p text:style-name="Standard">Licht</text:p>
      <text:list xml:id="list41295806" text:continue-numbering="true" text:style-name="L1">
        <text:list-item>
          <text:p text:style-name="P1">Heilung over Time durch konsumieren der Lichtenergie (automatisch/aktiv für schnellen Burst Heal)</text:p>
        </text:list-item>
        <text:list-item>
          <text:p text:style-name="P1">AOE größere Reichweite, Halbkreis vor dir, voller Kreis mit Spin Animation, Schwert in den Boden rammen → Lichtstrahlen die davon weggehen, </text:p>
        </text:list-item>
        <text:list-item>
          <text:p text:style-name="P1">Lichtgestalt als Ulti für Lichtform (mehr Schaden, deutlich schnellerer Angriff, Zeit verlangsamen) </text:p>
        </text:list-item>
        <text:list-item>
          <text:p text:style-name="P1">Granate: Lichtschaden /Lockfunktion</text:p>
        </text:list-item>
      </text:list>
      <text:p text:style-name="Standard"/>
      <text:p text:style-name="Standard">Schatten:</text:p>
      <text:list xml:id="list41285409" text:continue-numbering="true" text:style-name="L1">
        <text:list-item>
          <text:p text:style-name="P1">Schattenwolke für Kampf (erhöht ausweichrate)</text:p>
        </text:list-item>
        <text:list-item>
          <text:p text:style-name="P1">Schattenwolke um Kopf von Gegner um kurzzeitig blind zu machen.</text:p>
        </text:list-item>
        <text:list-item>
          <text:p text:style-name="P1">Granate: Schattenwolke/ Lockfunktion</text:p>
        </text:list-item>
        <text:list-item>
          <text:p text:style-name="P1">Teleport (shadowstep)</text:p>
        </text:list-item>
        <text:list-item>
          <text:p text:style-name="P1">Decoy Schattengestalt vorschicken</text:p>
        </text:list-item>
        <text:list-item>
          <text:p text:style-name="P1">Eigene Schattengestalt mit Timer bzw frisst Schattenenergie → <text:s/>als „Ulti“ für Schattenform (nahezu) unsichtbar, durch Gegegenstände phasen.</text:p>
        </text:list-item>
      </text:list>
      <text:p text:style-name="Standard"/>
      <text:p text:style-name="Standard"/>
      <text:p text:style-name="P2"><text:tab/>Cool aber nice to have:</text:p>
      <text:list xml:id="list41296695" text:continue-numbering="true" text:style-name="L1">
        <text:list-item>
          <text:p text:style-name="P1">Hellblade mäßiges übernehmen durch den Parasiten (Auswirkungen: Halluzinationen visuell+auditiv, </text:p>
        </text:list-item>
      </text:list>
      <text:p text:style-name="Standard"/>
      <text:p text:style-name="Standard"/>
      <text:p text:style-name="Standard"/>
      <text:p text:style-name="Standard"/>
      <text:p text:style-name="Standard"><text:soft-page-break/><text:span text:style-name="T2">KI Skills</text:span></text:p>
      <text:p text:style-name="Standard"><text:span text:style-name="T1">Gegner:</text:span></text:p>
      <text:list xml:id="list8733174028714249768" text:style-name="L3">
        <text:list-item>
          <text:p text:style-name="P4"><text:span text:style-name="T1">Statuseffekte: (z.B. Rüstung verringern, verlangsamen, Blutung, DOT)</text:span></text:p>
        </text:list-item>
        <text:list-item>
          <text:p text:style-name="P4"><text:span text:style-name="T1">„Egel“ die Licht absaugen/verringern z.B. wenn man zu lange in Tarnung verbringt.</text:span></text:p>
        </text:list-item>
        <text:list-item>
          <text:p text:style-name="P4"><text:span text:style-name="T1">Sicht Einschränkung (Schnodder auf der Kamera)</text:span></text:p>
        </text:list-item>
        <text:list-item>
          <text:p text:style-name="P4"><text:span text:style-name="T1">Vogel alarmiert andere Gegner / Fliegt ins Gesicht (Quicktime Event?)</text:span></text:p>
        </text:list-item>
        <text:list-item>
          <text:p text:style-name="P4"><text:span text:style-name="T1">Mehrere Variationen (Unterklassen) zu Gegnertypen + Champions</text:span></text:p>
        </text:list-item>
        <text:list-item>
          <text:p text:style-name="P4"><text:span text:style-name="T1">EXPLOSIONEN <text:s/>IMMER! (oder halt nur bei Tod) </text:span></text:p>
        </text:list-item>
        <text:list-item>
          <text:p text:style-name="P4"><text:span text:style-name="T1">channeling Fähigkeiten (Kanalisierende Fährigkeit die nur durch Kampf unterbrochen werden kann. Soll Spieler zum Gegnerwechsel/ Bewegung motivieren)</text:span></text:p>
        </text:list-item>
        <text:list-item>
          <text:p text:style-name="P4"><text:span text:style-name="T1">Buff Charaktere <text:line-break/></text:span></text:p>
        </text:list-item>
        <text:list-item>
          <text:p text:style-name="P4"><text:span text:style-name="T1">Gegner/Boss durch Tritt ins Licht schieben</text:span></text:p>
        </text:list-item>
        <text:list-item>
          <text:p text:style-name="P4"><text:span text:style-name="T1">Schattenschild der nur im Licht zerstört wird</text:span></text:p>
        </text:list-item>
      </text:list>
      <text:p text:style-name="Standard"><text:span text:style-name="T1"/></text:p>
      <text:p text:style-name="Standard"><text:span text:style-name="T1"/></text:p>
      <text:p text:style-name="Standard"><text:span text:style-name="T1">Witcher 3 Kampfsystem</text:span></text:p>
      <text:p text:style-name="Standard"><text:span text:style-name="T1"/></text:p>
      <text:p text:style-name="Standard"><text:span text:style-name="T1">Dodge</text:span></text:p>
      <text:p text:style-name="Standard"><text:span text:style-name="T1">iFrame bei Dodges und rolls</text:span></text:p>
      <text:p text:style-name="Standard"><text:span text:style-name="T1">Aber:keine iFrames nach: Angriff, Sign, Treffer durch Gegner, dodge kurz davor. <text:s text:c="3"/>Man muss Pause machen um die iFrames zu recovern.</text:span></text:p>
      <text:p text:style-name="Standard"><text:span text:style-name="T1">Nicht Dogebare Attacken.</text:span></text:p>
      <text:p text:style-name="Standard"><text:span text:style-name="T1">Alle Angriffe die Blockbar sind können Pariert werden. Die meisten Menschlichen Angriffe können Pariert werden (oder Humanoide/menschengroße Gegner) </text:span></text:p>
      <text:p text:style-name="Standard"><text:span text:style-name="T1">Beim start des Kampfs machen Gegner einen unblockbaren Angriff. Wenn du sie zu oft triffst erfolgt ein wütender Gegenangriff.</text:span></text:p>
      <text:p text:style-name="Standard"><text:span text:style-name="T1">Wenn eine Einheit einer Gruppe angegriffen wird werden alle aggressiv</text:span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2T15:55:02.32</meta:creation-date>
    <dc:date>2019-10-02T21:08:58.73</dc:date>
    <meta:editing-duration>PT5H13M51S</meta:editing-duration>
    <meta:editing-cycles>13</meta:editing-cycles>
    <meta:generator>OpenOffice/4.1.6$Win32 OpenOffice.org_project/416m1$Build-9790</meta:generator>
    <meta:document-statistic meta:table-count="0" meta:image-count="0" meta:object-count="0" meta:page-count="2" meta:paragraph-count="51" meta:word-count="381" meta:character-count="2663"/>
  </office:meta>
</office:document-meta>
</file>